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mazonEmber" svg:font-family="AmazonEmber, 'Helvetica Neue', Helvetica, Arial, sans-serif"/>
    <style:font-face style:name="AmazonEmberBold" svg:font-family="AmazonEmberBold, 'Helvetica Neue Bold', 'Helvetica Neue', Helvetica, Arial, sans-serif"/>
    <style:font-face style:name="AmazonEmberLight" svg:font-family="AmazonEmberLight, 'Helvetica Neue Light', 'Helvetica Neue', Helvetica, Arial, sans-serif"/>
    <style:font-face style:name="Arial" svg:font-family="Arial"/>
    <style:font-face style:name="Helvetica Neue" svg:font-family="'Helvetica Neue', Helvetica, Arial, sans-serif"/>
    <style:font-face style:name="Lohit Devanagari1" svg:font-family="'Lohit Devanagari'"/>
    <style:font-face style:name="New Times Roman" svg:font-family="'New Times Roman'"/>
    <style:font-face style:name="Open Sans" svg:font-family="'Open Sans', sans-serif, apple-system, BlinkMacSystemFont, 'Segoe UI', Roboto, 'Helvetica Neue', Arial, 'Noto Sans', sans-serif, 'Apple Color Emoji', 'Segoe UI Emoji', 'Segoe UI Symbol', 'Noto Color Emoji'"/>
    <style:font-face style:name="Times New Roman" svg:font-family="'Times New Roman'"/>
    <style:font-face style:name="apple-system" svg:font-family="apple-system, BlinkMacSystemFont, Arial, sans-serif"/>
    <style:font-face style:name="sans-serif" svg:font-family="sans-serif"/>
    <style:font-face style:name="Purisa" svg:font-family="Purisa" style:font-pitch="variable"/>
    <style:font-face style:name="Yrsa" svg:font-family="Yr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variant="normal" fo:text-transform="none" fo:color="#333333" style:font-name="URW Gothic" fo:font-size="14pt" fo:letter-spacing="normal" fo:font-style="normal" fo:font-weight="normal" officeooo:rsid="000d1771" officeooo:paragraph-rsid="000d1771" style:font-size-asian="14pt" style:font-size-complex="14pt"/>
    </style:style>
    <style:style style:name="P2" style:family="paragraph" style:parent-style-name="Text_20_body">
      <style:paragraph-properties fo:text-align="justify" style:justify-single-word="false"/>
      <style:text-properties fo:font-variant="normal" fo:text-transform="none" fo:color="#333333" style:font-name="URW Gothic" fo:font-size="14pt" fo:letter-spacing="normal" fo:font-style="normal" fo:font-weight="normal" officeooo:rsid="000d0248" officeooo:paragraph-rsid="000d0248" style:font-size-asian="14pt" style:font-size-complex="14pt"/>
    </style:style>
    <style:style style:name="P3" style:family="paragraph" style:parent-style-name="Text_20_body">
      <style:paragraph-properties fo:text-align="justify" style:justify-single-word="false"/>
      <style:text-properties fo:font-variant="normal" fo:text-transform="none" fo:color="#333333" style:font-name="URW Gothic" fo:font-size="14pt" fo:letter-spacing="normal" fo:font-style="normal" fo:font-weight="normal" officeooo:rsid="0011cf9c" officeooo:paragraph-rsid="0011cf9c" style:font-size-asian="14pt" style:font-size-complex="14pt"/>
    </style:style>
    <style:style style:name="P4" style:family="paragraph" style:parent-style-name="Text_20_body">
      <style:paragraph-properties fo:text-align="justify" style:justify-single-word="false"/>
      <style:text-properties fo:font-variant="normal" fo:text-transform="none" fo:color="#333333" style:font-name="URW Gothic" fo:font-size="14pt" fo:letter-spacing="normal" fo:font-style="normal" fo:font-weight="normal" officeooo:paragraph-rsid="000d0248" style:font-size-asian="14pt" style:font-size-complex="14pt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fo:color="#333333" style:font-name="URW Gothic" fo:font-size="14pt" fo:letter-spacing="normal" fo:font-style="normal" fo:font-weight="bold" officeooo:rsid="000d1771" officeooo:paragraph-rsid="000d1771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333333" style:font-name="URW Gothic" fo:font-size="14pt" fo:letter-spacing="normal" fo:font-style="normal" fo:font-weight="bold" officeooo:rsid="000d1771" officeooo:paragraph-rsid="000d1771" style:font-size-asian="14pt" style:font-size-complex="14pt"/>
    </style:style>
    <style:style style:name="P7" style:family="paragraph" style:parent-style-name="Text_20_body">
      <style:paragraph-properties fo:text-align="justify" style:justify-single-word="false"/>
      <style:text-properties fo:font-variant="normal" fo:text-transform="none" fo:color="#333333" style:font-name="URW Gothic" fo:font-size="16pt" fo:letter-spacing="normal" fo:font-style="normal" fo:font-weight="bold" officeooo:rsid="0011cf9c" officeooo:paragraph-rsid="0011cf9c" style:font-size-asian="16pt" style:font-weight-asian="bold" style:font-size-complex="16pt" style:font-weight-complex="bold"/>
    </style:style>
    <style:style style:name="P8" style:family="paragraph" style:parent-style-name="Text_20_body">
      <style:text-properties fo:font-weight="normal"/>
    </style:style>
    <style:style style:name="P9" style:family="paragraph" style:parent-style-name="Text_20_body">
      <style:text-properties style:font-name="Purisa" officeooo:rsid="000d0248" officeooo:paragraph-rsid="000d0248"/>
    </style:style>
    <style:style style:name="P10" style:family="paragraph" style:parent-style-name="Text_20_body">
      <style:paragraph-properties fo:text-align="justify" style:justify-single-word="false"/>
      <style:text-properties fo:font-size="14pt" officeooo:paragraph-rsid="001c017f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style:font-name="URW Gothic" fo:font-size="14pt" officeooo:rsid="000d0248" officeooo:paragraph-rsid="000d0248" style:font-size-asian="14pt" style:font-size-complex="14pt"/>
    </style:style>
    <style:style style:name="P12" style:family="paragraph" style:parent-style-name="Text_20_body">
      <style:paragraph-properties fo:text-align="justify" style:justify-single-word="false"/>
      <style:text-properties style:font-name="URW Gothic" fo:font-size="14pt" officeooo:rsid="00162d0a" officeooo:paragraph-rsid="00162d0a" style:font-size-asian="14pt" style:font-size-complex="14pt"/>
    </style:style>
    <style:style style:name="P13" style:family="paragraph" style:parent-style-name="Text_20_body">
      <style:paragraph-properties fo:text-align="justify" style:justify-single-word="false"/>
      <style:text-properties style:font-name="URW Gothic" fo:font-size="14pt" officeooo:rsid="00162d0a" officeooo:paragraph-rsid="00173bcc" style:font-size-asian="14pt" style:font-size-complex="14pt"/>
    </style:style>
    <style:style style:name="P14" style:family="paragraph" style:parent-style-name="Text_20_body">
      <style:paragraph-properties fo:text-align="justify" style:justify-single-word="false"/>
      <style:text-properties style:font-name="URW Gothic" fo:font-size="14pt" officeooo:rsid="00162d0a" officeooo:paragraph-rsid="001c017f" style:font-size-asian="14pt" style:font-size-complex="14pt"/>
    </style:style>
    <style:style style:name="P15" style:family="paragraph" style:parent-style-name="Text_20_body">
      <style:paragraph-properties fo:text-align="justify" style:justify-single-word="false"/>
      <style:text-properties style:font-name="URW Gothic" fo:font-size="14pt" officeooo:paragraph-rsid="000d0248" style:font-size-asian="14pt" style:font-size-complex="14pt"/>
    </style:style>
    <style:style style:name="P16" style:family="paragraph" style:parent-style-name="Text_20_body">
      <style:paragraph-properties fo:text-align="justify" style:justify-single-word="false"/>
      <style:text-properties style:font-name="URW Gothic" fo:font-size="14pt" officeooo:paragraph-rsid="0011cf9c" style:font-size-asian="14pt" style:font-size-complex="14pt"/>
    </style:style>
    <style:style style:name="P17" style:family="paragraph" style:parent-style-name="Text_20_body">
      <style:paragraph-properties fo:text-align="justify" style:justify-single-word="false"/>
      <style:text-properties style:font-name="URW Gothic" fo:font-size="14pt" officeooo:rsid="001c017f" officeooo:paragraph-rsid="001c017f" style:font-size-asian="14pt" style:font-size-complex="14pt"/>
    </style:style>
    <style:style style:name="P18" style:family="paragraph" style:parent-style-name="Text_20_body">
      <style:paragraph-properties fo:text-align="justify" style:justify-single-word="false"/>
      <style:text-properties style:font-name="URW Gothic" fo:font-size="14pt" fo:font-weight="bold" officeooo:paragraph-rsid="0011cf9c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URW Gothic" fo:font-size="14pt" fo:font-weight="bold" officeooo:paragraph-rsid="000d0248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font-name="URW Gothic" fo:font-size="14pt" fo:font-weight="normal" officeooo:rsid="00197770" officeooo:paragraph-rsid="00197770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URW Gothic" fo:font-size="14pt" fo:font-weight="normal" officeooo:paragraph-rsid="0011cf9c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URW Gothic" fo:font-size="14pt" fo:font-weight="normal" officeooo:rsid="001d0b5a" officeooo:paragraph-rsid="001d0b5a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URW Gothic" fo:font-size="18pt" fo:font-weight="bold" officeooo:rsid="000d0248" officeooo:paragraph-rsid="000d0248" style:font-size-asian="18pt" style:font-weight-asian="bold" style:font-size-complex="18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URW Gothic" fo:font-size="16pt" officeooo:rsid="001b4134" officeooo:paragraph-rsid="001b4134" style:font-size-asian="16pt" style:font-size-complex="16pt"/>
    </style:style>
    <style:style style:name="P25" style:family="paragraph" style:parent-style-name="Text_20_body">
      <style:paragraph-properties fo:text-align="justify" style:justify-single-word="false"/>
      <style:text-properties style:font-name="URW Gothic" fo:font-size="16pt" fo:font-weight="bold" officeooo:rsid="00130693" officeooo:paragraph-rsid="00130693" style:font-size-asian="16pt" style:font-weight-asian="bold" style:font-size-complex="16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font-name="URW Gothic" fo:font-size="16pt" fo:font-style="normal" fo:font-weight="bold" officeooo:rsid="00173bcc" officeooo:paragraph-rsid="00173bcc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Text_20_body">
      <style:text-properties officeooo:rsid="0011cf9c" officeooo:paragraph-rsid="0011cf9c"/>
    </style:style>
    <style:style style:name="P28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29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style:font-name="Times New Roman" fo:font-size="14pt" fo:font-style="normal" officeooo:paragraph-rsid="000d0248"/>
    </style:style>
    <style:style style:name="P3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weight="normal"/>
    </style:style>
    <style:style style:name="P33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font-weight="normal"/>
    </style:style>
    <style:style style:name="P3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URW Gothic" fo:font-size="14pt" fo:letter-spacing="normal" fo:font-style="normal" fo:font-weight="normal" officeooo:rsid="0010741c" officeooo:paragraph-rsid="0010741c" style:font-size-asian="14pt" style:font-size-complex="14pt"/>
    </style:style>
    <style:style style:name="P3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URW Gothic" fo:font-size="14pt" fo:letter-spacing="normal" fo:font-style="normal" fo:font-weight="normal" officeooo:rsid="0010741c" officeooo:paragraph-rsid="00173bcc" style:font-size-asian="14pt" style:font-size-complex="14pt"/>
    </style:style>
    <style:style style:name="P3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URW Gothic" fo:font-size="14pt" fo:letter-spacing="normal" fo:font-style="normal" fo:font-weight="normal" style:font-size-asian="14pt" style:font-size-complex="14pt"/>
    </style:style>
    <style:style style:name="P3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URW Gothic" fo:font-size="14pt" fo:letter-spacing="normal" fo:font-style="normal" fo:font-weight="normal" officeooo:rsid="001c0cd6" officeooo:paragraph-rsid="001c0cd6" style:font-size-asian="14pt" style:font-size-complex="14pt"/>
    </style:style>
    <style:style style:name="P3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URW Gothic" fo:font-size="14pt" fo:letter-spacing="normal" fo:font-style="normal" fo:font-weight="normal" officeooo:rsid="001ca7fb" officeooo:paragraph-rsid="001ca7fb" style:font-size-asian="14pt" style:font-size-complex="14pt"/>
    </style:style>
    <style:style style:name="P3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URW Gothic" fo:font-size="14pt" fo:letter-spacing="normal" fo:font-style="normal" fo:font-weight="normal" officeooo:rsid="000ef0c2" officeooo:paragraph-rsid="000ef0c2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URW Gothic" fo:font-size="14pt" fo:letter-spacing="normal" fo:font-style="normal" fo:font-weight="normal" officeooo:rsid="000ef0c2" officeooo:paragraph-rsid="001c017f" style:font-size-asian="14pt" style:font-weight-asian="normal" style:font-size-complex="14pt" style:font-weight-complex="normal"/>
    </style:style>
    <style:style style:name="P4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URW Gothic" fo:font-size="14pt" fo:letter-spacing="normal" fo:font-style="normal" fo:font-weight="normal" officeooo:rsid="0010741c" officeooo:paragraph-rsid="0010741c" style:font-size-asian="14pt" style:font-weight-asian="normal" style:font-size-complex="14pt" style:font-weight-complex="normal"/>
    </style:style>
    <style:style style:name="P4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URW Gothic" fo:font-size="14pt" fo:letter-spacing="normal" fo:font-style="normal" fo:font-weight="normal" officeooo:rsid="0010741c" officeooo:paragraph-rsid="001c017f" style:font-size-asian="14pt" style:font-weight-asian="normal" style:font-size-complex="14pt" style:font-weight-complex="normal"/>
    </style:style>
    <style:style style:name="P4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URW Gothic" fo:font-size="14pt" fo:letter-spacing="normal" fo:font-style="normal" fo:font-weight="normal" officeooo:rsid="00173bcc" officeooo:paragraph-rsid="00173bcc" style:font-size-asian="14pt" style:font-weight-asian="normal" style:font-size-complex="14pt" style:font-weight-complex="normal"/>
    </style:style>
    <style:style style:name="P4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URW Gothic" fo:font-size="14pt" fo:letter-spacing="normal" fo:font-style="normal" fo:font-weight="normal" officeooo:rsid="0018b4e9" officeooo:paragraph-rsid="001d0b5a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URW Gothic" fo:font-size="14pt" fo:letter-spacing="normal" fo:font-style="normal" fo:font-weight="normal" officeooo:rsid="00173bcc" officeooo:paragraph-rsid="00173bcc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URW Gothic" fo:font-size="16pt" fo:letter-spacing="normal" fo:font-style="normal" fo:font-weight="normal" officeooo:rsid="0010741c" officeooo:paragraph-rsid="0010741c" style:font-size-asian="16pt" style:font-size-complex="16pt"/>
    </style:style>
    <style:style style:name="P4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URW Gothic" fo:font-size="16pt" fo:letter-spacing="normal" fo:font-style="normal" fo:font-weight="normal" officeooo:rsid="000ef0c2" officeooo:paragraph-rsid="000ef0c2" style:font-size-asian="16pt" style:font-weight-asian="normal" style:font-size-complex="16pt" style:font-weight-complex="normal"/>
    </style:style>
    <style:style style:name="P4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URW Gothic" fo:font-size="16pt" fo:letter-spacing="normal" fo:font-style="normal" fo:font-weight="normal" officeooo:rsid="00173bcc" officeooo:paragraph-rsid="00173bcc" style:font-size-asian="16pt" style:font-style-asian="normal" style:font-weight-asian="normal" style:font-size-complex="16pt" style:font-style-complex="normal" style:font-weight-complex="normal"/>
    </style:style>
    <style:style style:name="P4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URW Gothic" fo:font-size="16pt" fo:letter-spacing="normal" fo:font-style="normal" fo:font-weight="bold" officeooo:rsid="0010741c" officeooo:paragraph-rsid="0010741c" style:font-size-asian="16pt" style:font-weight-asian="bold" style:font-size-complex="16pt" style:font-weight-complex="bold"/>
    </style:style>
    <style:style style:name="P5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URW Gothic" fo:font-size="16pt" fo:letter-spacing="normal" fo:font-style="normal" fo:font-weight="bold" officeooo:rsid="000ef0c2" officeooo:paragraph-rsid="000ef0c2" style:font-size-asian="16pt" style:font-weight-asian="bold" style:font-size-complex="16pt" style:font-weight-complex="bold"/>
    </style:style>
    <style:style style:name="P5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URW Gothic" fo:font-size="16pt" fo:letter-spacing="normal" fo:font-style="normal" fo:font-weight="bold" officeooo:rsid="00173bcc" officeooo:paragraph-rsid="00173bcc" style:font-size-asian="16pt" style:font-style-asian="normal" style:font-weight-asian="bold" style:font-size-complex="16pt" style:font-style-complex="normal" style:font-weight-complex="bold"/>
    </style:style>
    <style:style style:name="P5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2" style:font-name="URW Gothic" fo:font-size="14pt" fo:letter-spacing="normal" fo:font-style="normal" fo:font-weight="normal" officeooo:rsid="0010741c" officeooo:paragraph-rsid="0010741c" style:font-size-asian="14pt" style:font-size-complex="14pt"/>
    </style:style>
    <style:style style:name="P5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2" style:font-name="URW Gothic" fo:font-size="14pt" fo:letter-spacing="normal" fo:font-style="normal" fo:font-weight="normal" officeooo:paragraph-rsid="0010741c" style:font-size-asian="14pt" style:font-size-complex="14pt"/>
    </style:style>
    <style:style style:name="P5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URW Gothic" fo:font-size="14pt" style:font-size-asian="14pt" style:font-size-complex="14pt"/>
    </style:style>
    <style:style style:name="P5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URW Gothic" fo:font-size="14pt" officeooo:paragraph-rsid="0010741c" style:font-size-asian="14pt" style:font-size-complex="14pt"/>
    </style:style>
    <style:style style:name="P5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ca7fb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officeooo:rsid="000ef0c2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333333" fo:letter-spacing="normal"/>
    </style:style>
    <style:style style:name="T5" style:family="text">
      <style:text-properties fo:font-variant="normal" fo:text-transform="none" fo:color="#333333" fo:letter-spacing="normal" fo:font-style="normal" fo:font-weight="normal"/>
    </style:style>
    <style:style style:name="T6" style:family="text">
      <style:text-properties fo:font-variant="normal" fo:text-transform="none" fo:color="#333333" fo:letter-spacing="normal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333333" style:font-name="URW Gothic" fo:font-size="14pt" fo:letter-spacing="normal" fo:font-style="normal" fo:font-weight="normal" officeooo:rsid="001ca7fb" style:font-size-asian="14pt" style:font-size-complex="14pt"/>
    </style:style>
    <style:style style:name="T8" style:family="text">
      <style:text-properties fo:font-variant="normal" fo:text-transform="none" fo:color="#202122" fo:letter-spacing="normal" fo:font-style="normal"/>
    </style:style>
    <style:style style:name="T9" style:family="text">
      <style:text-properties fo:font-variant="normal" fo:text-transform="none" fo:color="#202122" fo:letter-spacing="normal" fo:font-style="normal" fo:font-weight="normal"/>
    </style:style>
    <style:style style:name="T10" style:family="text">
      <style:text-properties fo:font-variant="normal" fo:text-transform="none" fo:color="#202122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202122" fo:letter-spacing="normal" fo:font-style="normal" fo:font-weight="normal" officeooo:rsid="0011bca9" style:font-weight-asian="normal" style:font-weight-complex="normal"/>
    </style:style>
    <style:style style:name="T12" style:family="text">
      <style:text-properties fo:font-variant="normal" fo:text-transform="none" fo:color="#202122" fo:letter-spacing="normal" fo:font-style="normal" fo:font-weight="normal" officeooo:rsid="000d0248"/>
    </style:style>
    <style:style style:name="T13" style:family="text">
      <style:text-properties fo:font-variant="normal" fo:text-transform="none" fo:color="#202122" fo:letter-spacing="normal" fo:font-style="normal" fo:font-weight="normal" officeooo:rsid="0011bca9"/>
    </style:style>
    <style:style style:name="T14" style:family="text">
      <style:text-properties fo:font-variant="normal" fo:text-transform="none" fo:color="#202122" fo:letter-spacing="normal" fo:font-style="normal" fo:font-weight="normal" officeooo:rsid="000ef0c2"/>
    </style:style>
    <style:style style:name="T15" style:family="text">
      <style:text-properties fo:font-variant="normal" fo:text-transform="none" fo:color="#202122" fo:letter-spacing="normal" fo:font-style="normal" fo:font-weight="normal" officeooo:rsid="0011cf9c"/>
    </style:style>
    <style:style style:name="T16" style:family="text">
      <style:text-properties fo:font-variant="normal" fo:text-transform="none" fo:color="#202122" fo:letter-spacing="normal" fo:font-style="normal" fo:font-weight="normal" officeooo:rsid="0014d5f5"/>
    </style:style>
    <style:style style:name="T17" style:family="text">
      <style:text-properties fo:font-variant="normal" fo:text-transform="none" fo:color="#202122" fo:letter-spacing="normal" fo:font-style="normal" fo:font-weight="normal" officeooo:rsid="00162d0a"/>
    </style:style>
    <style:style style:name="T18" style:family="text">
      <style:text-properties fo:font-variant="normal" fo:text-transform="none" fo:color="#202122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202122" fo:letter-spacing="normal" fo:font-style="normal" fo:font-weight="bold" officeooo:rsid="000ef0c2" style:font-weight-asian="bold" style:font-weight-complex="bold"/>
    </style:style>
    <style:style style:name="T20" style:family="text">
      <style:text-properties fo:font-variant="normal" fo:text-transform="none" fo:color="#202122" fo:letter-spacing="normal" fo:font-style="normal" fo:font-weight="bold" officeooo:rsid="0011cf9c" style:font-weight-asian="bold" style:font-weight-complex="bold"/>
    </style:style>
    <style:style style:name="T21" style:family="text">
      <style:text-properties fo:font-variant="normal" fo:text-transform="none" fo:color="#202122" fo:letter-spacing="normal" fo:font-style="normal" fo:font-weight="bold" officeooo:rsid="0011cf9c" style:font-style-asian="normal" style:font-weight-asian="bold" style:font-style-complex="normal" style:font-weight-complex="bold"/>
    </style:style>
    <style:style style:name="T22" style:family="text">
      <style:text-properties fo:font-variant="normal" fo:text-transform="none" fo:color="#202122" fo:letter-spacing="normal" fo:font-style="normal" officeooo:rsid="0011cf9c"/>
    </style:style>
    <style:style style:name="T23" style:family="text">
      <style:text-properties fo:font-variant="normal" fo:text-transform="none" fo:color="#202122" fo:letter-spacing="normal" fo:font-style="normal" officeooo:rsid="001c017f"/>
    </style:style>
    <style:style style:name="T24" style:family="text">
      <style:text-properties fo:font-variant="normal" fo:text-transform="none" fo:color="#202122" fo:letter-spacing="normal" fo:font-style="normal" officeooo:rsid="001c0cd6"/>
    </style:style>
    <style:style style:name="T25" style:family="text">
      <style:text-properties fo:font-variant="normal" fo:text-transform="none" fo:color="#202122" fo:font-size="16pt" fo:letter-spacing="normal" fo:font-style="normal" fo:font-weight="bold" officeooo:rsid="000ef0c2" style:font-size-asian="16pt" style:font-weight-asian="bold" style:font-size-complex="16pt" style:font-weight-complex="bold"/>
    </style:style>
    <style:style style:name="T26" style:family="text">
      <style:text-properties fo:font-variant="normal" fo:text-transform="none" fo:color="#202122" fo:font-size="16pt" fo:letter-spacing="normal" fo:font-style="normal" fo:font-weight="normal" officeooo:rsid="000ef0c2" style:font-size-asian="16pt" style:font-weight-asian="normal" style:font-size-complex="16pt" style:font-weight-complex="normal"/>
    </style:style>
    <style:style style:name="T27" style:family="text">
      <style:text-properties fo:font-variant="normal" fo:text-transform="none" fo:color="#202122" fo:font-size="16pt" fo:letter-spacing="normal" fo:font-style="normal" officeooo:rsid="000ef0c2" style:font-size-asian="16pt" style:font-size-complex="16pt"/>
    </style:style>
    <style:style style:name="T28" style:family="text">
      <style:text-properties fo:font-variant="normal" fo:text-transform="none" fo:color="#202122" style:font-name="URW Gothic" fo:letter-spacing="normal" fo:font-style="normal" fo:font-weight="normal" officeooo:rsid="00173bcc" style:font-weight-asian="normal" style:font-weight-complex="normal"/>
    </style:style>
    <style:style style:name="T29" style:family="text">
      <style:text-properties fo:font-variant="normal" fo:text-transform="none" fo:color="#202122" style:font-name="URW Gothic" fo:letter-spacing="normal" fo:font-style="normal" fo:font-weight="normal" officeooo:rsid="001c017f" style:font-weight-asian="normal" style:font-weight-complex="normal"/>
    </style:style>
    <style:style style:name="T30" style:family="text">
      <style:text-properties fo:font-variant="normal" fo:text-transform="none" fo:color="#202122" style:font-name="URW Gothic" fo:letter-spacing="normal" fo:font-style="normal" fo:font-weight="normal" officeooo:rsid="001c0cd6" style:font-weight-asian="normal" style:font-weight-complex="normal"/>
    </style:style>
    <style:style style:name="T31" style:family="text">
      <style:text-properties fo:font-variant="normal" fo:text-transform="none" fo:color="#111111" style:font-name="URW Gothic" fo:font-size="14pt" fo:letter-spacing="normal" fo:font-style="normal" fo:font-weight="normal" officeooo:rsid="001ca7fb" style:font-size-asian="12.25pt" style:font-size-complex="14pt"/>
    </style:style>
    <style:style style:name="T32" style:family="text">
      <style:text-properties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33" style:family="text">
      <style:text-properties style:font-name="New Times Roman" fo:font-size="11pt" style:font-size-asian="11pt" style:font-size-complex="11pt"/>
    </style:style>
    <style:style style:name="T34" style:family="text">
      <style:text-properties officeooo:rsid="000d0248"/>
    </style:style>
    <style:style style:name="T35" style:family="text">
      <style:text-properties officeooo:rsid="000d1771"/>
    </style:style>
    <style:style style:name="T36" style:family="text">
      <style:text-properties officeooo:rsid="000e46b1"/>
    </style:style>
    <style:style style:name="T37" style:family="text">
      <style:text-properties officeooo:rsid="000ea3c7"/>
    </style:style>
    <style:style style:name="T38" style:family="text">
      <style:text-properties officeooo:rsid="000ef0c2"/>
    </style:style>
    <style:style style:name="T39" style:family="text">
      <style:text-properties fo:color="#202122"/>
    </style:style>
    <style:style style:name="T40" style:family="text">
      <style:text-properties fo:color="#202122" officeooo:rsid="0014d5f5"/>
    </style:style>
    <style:style style:name="T41" style:family="text">
      <style:text-properties style:font-weight-asian="normal" style:font-weight-complex="normal"/>
    </style:style>
    <style:style style:name="T42" style:family="text">
      <style:text-properties officeooo:rsid="0011bca9"/>
    </style:style>
    <style:style style:name="T4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00e46b1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01c017f" style:font-style-asian="italic" style:font-weight-asian="bold" style:font-style-complex="italic" style:font-weight-complex="bold"/>
    </style:style>
    <style:style style:name="T46" style:family="text">
      <style:text-properties style:font-name="URW Gothic" fo:font-weight="normal" officeooo:rsid="00173bcc" style:font-weight-asian="normal" style:font-weight-complex="normal"/>
    </style:style>
    <style:style style:name="T47" style:family="text">
      <style:text-properties style:font-name="URW Gothic" fo:font-weight="normal" officeooo:rsid="001c017f" style:font-weight-asian="normal" style:font-weight-complex="normal"/>
    </style:style>
    <style:style style:name="T48" style:family="text">
      <style:text-properties style:font-name="URW Gothic" fo:font-weight="normal" officeooo:rsid="001c0cd6" style:font-weight-asian="normal" style:font-weight-complex="normal"/>
    </style:style>
    <style:style style:name="T49" style:family="text">
      <style:text-properties officeooo:rsid="00173bcc"/>
    </style:style>
    <style:style style:name="T50" style:family="text">
      <style:text-properties officeooo:rsid="0018b4e9"/>
    </style:style>
    <style:style style:name="T51" style:family="text">
      <style:text-properties officeooo:rsid="00197770"/>
    </style:style>
    <style:style style:name="T52" style:family="text">
      <style:text-properties officeooo:rsid="001c017f"/>
    </style:style>
    <style:style style:name="T53" style:family="text">
      <style:text-properties style:font-weight-asian="bold" style:font-weight-complex="bold"/>
    </style:style>
    <style:style style:name="T54" style:family="text">
      <style:text-properties officeooo:rsid="001c0cd6"/>
    </style:style>
    <style:style style:name="T55" style:family="text">
      <style:text-properties officeooo:rsid="001ca7fb"/>
    </style:style>
    <style:style style:name="T56" style:family="text">
      <style:text-properties officeooo:rsid="001d0b5a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bookmark text:name="docs-internal-guid-e237b54a-7fff-1dc0-4976-9d5a88ebac42"/>IT-Колледж “Сириус”</text:p>
      <text:p text:style-name="P8"><text:line-break/></text:p>
      <text:p text:style-name="P28">________________________________________________________________</text:p>
      <text:p text:style-name="P32"><text:span text:style-name="T3"><text:line-break/><text:line-break/>ДОКЛАД</text:span></text:p>
      <text:p text:style-name="Text_20_body"/>
      <text:p text:style-name="P29">по дисциплине “Программирование на языке Python”</text:p>
      <text:p text:style-name="P31"><text:span text:style-name="T32">на тему “</text:span><text:span text:style-name="T33">БД, Реляционные БД, SQL</text:span><text:span text:style-name="T32">”</text:span></text:p>
      <text:p text:style-name="P8"><text:line-break/></text:p>
      <text:p text:style-name="P33"><text:span text:style-name="T1">Выполнил:<text:line-break/>Студент группы</text:span></text:p>
      <text:p text:style-name="P33"><text:span text:style-name="T2">7.1</text:span><text:span text:style-name="T1"><text:line-break/></text:span><text:span text:style-name="T2">Ефимова Мирослава Андреевна</text:span></text:p>
      <text:p text:style-name="Text_20_body"/>
      <text:p text:style-name="P30">Принял:</text:p>
      <text:p text:style-name="P33"><text:span text:style-name="T1">Преподаватель<text:line-break/>Тенигин Альберт Андреевич</text:span></text:p>
      <text:p text:style-name="P9"/>
      <text:p text:style-name="P30">_____________________</text:p>
      <text:p text:style-name="P8"><text:line-break/><text:line-break/><text:line-break/><text:line-break/><text:line-break/><text:line-break/><text:line-break/><text:line-break/></text:p>
      <text:p text:style-name="P32"><text:span text:style-name="T1">IT-Колледж “Сириус”<text:line-break/>2021</text:span></text:p>
      <text:p text:style-name="Text_20_body"><text:line-break/></text:p>
      <text:p text:style-name="P27"><text:soft-page-break/></text:p>
      <text:p text:style-name="P25">Содержание:</text:p>
      <text:p text:style-name="P17">Содержание <text:tab/><text:tab/><text:tab/><text:tab/><text:tab/><text:tab/><text:tab/><text:tab/><text:tab/>стр 2.</text:p>
      <text:p text:style-name="P12">Базы данных <text:tab/><text:tab/><text:tab/><text:tab/><text:tab/><text:tab/><text:tab/><text:tab/><text:tab/><text:span text:style-name="T52">стр 3.</text:span></text:p>
      <text:p text:style-name="P12">Виды баз данных <text:tab/><text:tab/><text:tab/><text:tab/><text:tab/><text:tab/><text:tab/><text:tab/><text:span text:style-name="T52">стр 4.</text:span></text:p>
      <text:p text:style-name="P14"><text:span text:style-name="T49">Реляционные базы данных <text:tab/><text:tab/><text:tab/><text:tab/><text:tab/><text:tab/><text:tab/></text:span><text:span text:style-name="T52">стр </text:span><text:span text:style-name="T54">7.</text:span></text:p>
      <text:p text:style-name="P14">Важные аспекты реляционных баз данных и SQL<text:tab/><text:tab/><text:tab/><text:span text:style-name="T52">стр </text:span><text:span text:style-name="T54">7.</text:span></text:p>
      <text:p text:style-name="P13"><text:span text:style-name="T49">Целостность данных <text:tab/><text:tab/><text:tab/><text:tab/><text:tab/><text:tab/><text:tab/><text:tab/></text:span><text:span text:style-name="T52">стр </text:span><text:span text:style-name="T54">8.</text:span></text:p>
      <text:p text:style-name="P10"><text:span text:style-name="T46">Транзакции <text:tab/><text:tab/><text:tab/><text:tab/><text:tab/><text:tab/><text:tab/><text:tab/><text:tab/></text:span><text:span text:style-name="T47">стр </text:span><text:span text:style-name="T48">8.</text:span></text:p>
      <text:p text:style-name="P10"><text:span text:style-name="T28">Соответствование требованиям ACID <text:tab/><text:tab/><text:tab/><text:tab/><text:tab/></text:span><text:span text:style-name="T29">стр </text:span><text:span text:style-name="T30">8-9.</text:span></text:p>
      <text:p text:style-name="P22"><text:span text:style-name="T8">Требования ACID<text:tab/><text:tab/><text:tab/><text:tab/><text:tab/><text:tab/><text:tab/><text:tab/>стр 9.</text:span></text:p>
      <text:p text:style-name="P20"><text:span text:style-name="T8">Определения <text:tab/><text:tab/><text:tab/><text:tab/><text:tab/><text:tab/><text:tab/><text:tab/><text:tab/></text:span><text:span text:style-name="T23">стр </text:span><text:span text:style-name="T24">10.</text:span></text:p>
      <text:p text:style-name="P20"><text:span text:style-name="T8">Выводы<text:tab/><text:tab/><text:tab/><text:tab/><text:tab/><text:tab/><text:tab/><text:tab/><text:tab/><text:tab/></text:span><text:span text:style-name="T23">стр </text:span><text:span text:style-name="T24">11.</text:span></text:p>
      <text:p text:style-name="P20"><text:span text:style-name="T8">Используемая литература <text:tab/><text:tab/><text:tab/><text:tab/><text:tab/><text:tab/><text:tab/></text:span><text:span text:style-name="T23">стр </text:span><text:span text:style-name="T24">12.</text:span></text:p>
      <text:p text:style-name="P20"><text:span text:style-name="T27"/></text:p>
      <text:p text:style-name="P15"><text:span text:style-name="T25"/></text:p>
      <text:p text:style-name="P15"><text:span text:style-name="T25"/></text:p>
      <text:p text:style-name="P15"><text:span text:style-name="T25"/></text:p>
      <text:p text:style-name="P15"><text:span text:style-name="T25"/></text:p>
      <text:p text:style-name="P15"><text:span text:style-name="T25"/></text:p>
      <text:p text:style-name="P15"><text:span text:style-name="T25"/></text:p>
      <text:p text:style-name="P15"><text:span text:style-name="T25"/></text:p>
      <text:p text:style-name="P15"><text:span text:style-name="T25"/></text:p>
      <text:p text:style-name="P15"><text:span text:style-name="T25"/></text:p>
      <text:p text:style-name="P15"><text:span text:style-name="T25"/></text:p>
      <text:p text:style-name="P15"><text:span text:style-name="T26"><text:page-number text:select-page="current">2</text:page-number></text:span></text:p>
      <text:p text:style-name="P24"><text:soft-page-break/><text:span text:style-name="T19">Б</text:span><text:span text:style-name="T18">азы данных:</text:span></text:p>
      <text:p text:style-name="P15"><text:span text:style-name="T25"/></text:p>
      <text:p text:style-name="P15"><text:span text:style-name="T19">База данных</text:span><text:span text:style-name="T12">— </text:span><text:span text:style-name="T13">комплекс</text:span><text:span text:style-name="T12"> </text:span><text:span text:style-name="T14">данных</text:span><text:span text:style-name="T12">, </text:span><text:span text:style-name="T13">сохраняемых</text:span><text:span text:style-name="T12"> в соответствии со </text:span><text:span text:style-name="T14">схемой данных</text:span><text:span text:style-name="T12">, манипул</text:span><text:span text:style-name="T13">яции</text:span><text:span text:style-name="T12"> которыми </text:span><text:span text:style-name="T13">осуществляют</text:span><text:span text:style-name="T12"> в со</text:span><text:span text:style-name="T13">гласовании</text:span><text:span text:style-name="T12"> с пр</text:span><text:span text:style-name="T13">едписаниями</text:span><text:span text:style-name="T12"> средст</text:span><text:span text:style-name="T14">в моделирования данных</text:span><text:span text:style-name="T12">.</text:span></text:p>
      <text:p text:style-name="P54"><text:span text:style-name="T9">Многие </text:span><text:span text:style-name="T13">профессионалы</text:span><text:span text:style-name="T9"> указывают на </text:span><text:span text:style-name="T13">обще</text:span><text:span text:style-name="T9">распространённую ошибку, </text:span><text:span text:style-name="T13">заключающуюся</text:span><text:span text:style-name="T9"> в некорректном </text:span><text:span text:style-name="T13">употреблении </text:span><text:span text:style-name="T9">термина «база данных» </text:span><text:span text:style-name="T13">за</text:span><text:span text:style-name="T9">место термина «</text:span><text:span text:style-name="T14">система управления базами данных</text:span><text:span text:style-name="T9">», и указывают на н</text:span><text:span text:style-name="T13">адобность</text:span><text:span text:style-name="T9"> различения </text:span><text:span text:style-name="T13">данных</text:span><text:span text:style-name="T9"> понятий.</text:span></text:p>
      <text:p text:style-name="P52">История <text:span text:style-name="T42">происхождения</text:span> и развития технологий баз данных может рассматриваться как в широком, так и в узком аспекте.</text:p>
      <text:p text:style-name="P55"><text:span text:style-name="T9">В </text:span><text:span text:style-name="T10">широком </text:span><text:span text:style-name="T11">значении</text:span><text:span text:style-name="T10"> понятие</text:span><text:span text:style-name="T9"> истории баз данных обобщается до истории </text:span><text:span text:style-name="T13">всех</text:span><text:span text:style-name="T9"> средств, с помощью ко</text:span><text:span text:style-name="T13">их общество сохраняло</text:span><text:span text:style-name="T9"> и обрабатывало данные. В таком контексте упоминаются, например, средства учёта царской казны и налогов. История баз данных в </text:span><text:span text:style-name="T13">нешироком згачении</text:span><text:span text:style-name="T9"> рассматривает базы данных в </text:span><text:span text:style-name="T13">классическом</text:span><text:span text:style-name="T9">(современном) понимании. Эта история начинается с 1955 года, когда появилось программируемое оборудование обработки записей. Программное обеспечение этого времени поддерживало модель обработки записей на основе файлов. Для хранения </text:span><text:span text:style-name="T15">информации применялись </text:span><text:span text:style-name="T9">перфокарты*</text:span></text:p>
      <text:p text:style-name="P55"><text:span text:style-name="T9">Оперативные сетевые базы данных </text:span><text:span text:style-name="T15">возникли</text:span><text:span text:style-name="T9"> в середине 1960-х </text:span><text:span text:style-name="T15">годов</text:span><text:span text:style-name="T9">. Операции над оперативными базами данных обрабатывались в интерактивном режиме с помощью терминалов. </text:span><text:span text:style-name="T13">Элементарные</text:span><text:span text:style-name="T9"> индексно-последовательные организации записей </text:span><text:span text:style-name="T15">проворно </text:span><text:span text:style-name="T9">развились к более мощной модели записей, ориентированной на наборы. За руководство работой Data Base Task Group (DBTG), разработавшей стандартный язык описания данных и манипулирования данными, Чарльз Бахман получил Тьюринговскую премию.</text:span></text:p>
      <text:p text:style-name="P54"><text:span text:style-name="T9"/></text:p>
      <text:p text:style-name="P54"><text:span text:style-name="T9">В это же время в сообществе баз данных Кобол была проработана </text:span><text:span text:style-name="T15">идея</text:span><text:span text:style-name="T9"> схем баз данных и концепция независимости данных.</text:span></text:p>
      <text:p text:style-name="P54"><text:span text:style-name="T9"><text:page-number text:select-page="current">3</text:page-number></text:span></text:p>
      <text:p text:style-name="P54"><text:soft-page-break/><text:span text:style-name="T15">Пос</text:span><text:span text:style-name="T9">ледующий важный этап связан с появлением в 1970-х реляционной модели данных, благодаря работам Эдгара Кодда. Работы Кодда открыли путь к тесной связи прикладной технологии баз данных с математикой и логикой. За свой вклад в </text:span><text:span text:style-name="T15">докторину</text:span><text:span text:style-name="T9"> и практику Эдгар Ф. Кодд </text:span><text:span text:style-name="T15">вдобавок</text:span><text:span text:style-name="T9"> получил премию Тьюринга.</text:span></text:p>
      <text:p text:style-name="P54"><text:span text:style-name="T9"/></text:p>
      <text:p text:style-name="P54"><text:span text:style-name="T9">Сам термин база данных (англ. database) появился в начале 1960-х годов, и был введён в употребление на симпозиумах**, организованных компанией SDC в 1964 и 1965 годах, хотя понимался сначала в довольно узком смысле, в контексте систем искусственного интеллекта. В широкое употребление в современном понимании термин вошёл лишь в 1970-е годы</text:span></text:p>
      <text:p text:style-name="P2"/>
      <text:p text:style-name="P7">Виды баз данных:</text:p>
      <text:p text:style-name="P16"><text:span text:style-name="T15">Существует огромное количество разновидностей баз данных, различающихся по различным критериям. Например, в «Энциклопедии технологий баз данных» определяются свыше 50 видов.</text:span></text:p>
      <text:p text:style-name="P16"><text:span text:style-name="T15"/></text:p>
      <text:p text:style-name="P16"><text:span text:style-name="T16">Ключевые</text:span><text:span text:style-name="T15"> классификации приведены ниже.</text:span></text:p>
      <text:p text:style-name="P16"><text:span text:style-name="T15"/></text:p>
      <text:p text:style-name="P18"><text:span text:style-name="T22">Классификация по модели данных</text:span></text:p>
      <text:p text:style-name="P16"><text:span text:style-name="T15"><text:s text:c="8"/></text:span><text:span text:style-name="T20">Примеры:</text:span></text:p>
      <text:p text:style-name="P16"><text:span text:style-name="T15"><text:tab/>Иерархическая</text:span></text:p>
      <text:p text:style-name="P16"><text:span text:style-name="T15"><text:tab/>Объектная или объектно-ориентированная</text:span></text:p>
      <text:p text:style-name="P16"><text:span text:style-name="T15"><text:tab/>Объектно-реляционная</text:span></text:p>
      <text:p text:style-name="P16"><text:span text:style-name="T15"><text:tab/>Реляционная</text:span></text:p>
      <text:p text:style-name="P16"><text:span text:style-name="T15"><text:tab/>Сетевая</text:span></text:p>
      <text:p text:style-name="P16"><text:span text:style-name="T15"><text:tab/>Функциональная.</text:span></text:p>
      <text:p text:style-name="P18"><text:span text:style-name="T22"/></text:p>
      <text:p text:style-name="P21"><text:span text:style-name="T22"><text:page-number text:select-page="current">4</text:page-number></text:span></text:p>
      <text:p text:style-name="P18"><text:soft-page-break/><text:span text:style-name="T22">Классификация по среде постоянного хранения:</text:span></text:p>
      <text:p text:style-name="P18"><text:span text:style-name="T22"/></text:p>
      <text:p text:style-name="P16"><text:span text:style-name="T15">Во вторичной памяти, или традиционная (англ. conventional database): средой постоянного хранения является периферийная энергонезависимая память (вторичная память) — как правило жёсткий диск.</text:span></text:p>
      <text:p text:style-name="P16"><text:span text:style-name="T15">В оперативную память СУБД*** помещает </text:span><text:span text:style-name="T16">исключительно</text:span><text:span text:style-name="T15"> кэш и данные для текущей обработки.</text:span></text:p>
      <text:p text:style-name="P16"><text:span text:style-name="T15">В оперативной памяти (англ. in-memory database, memory-resident database, main memory database): все данные на стадии </text:span><text:span text:style-name="T16">выполнения</text:span><text:span text:style-name="T15"> находятся в оперативной памяти.</text:span></text:p>
      <text:p text:style-name="P16"><text:span text:style-name="T15">В третичной памяти (англ. tertiary database): средой постоянного </text:span><text:span text:style-name="T16">со</text:span><text:span text:style-name="T15">хранения </text:span><text:span text:style-name="T17">прибывает</text:span><text:span text:style-name="T15"> отсоединяемое от сервера устройство массового хранения (третичная память), как правило на основе магнитных лент или оптических дисков.</text:span></text:p>
      <text:p text:style-name="P16"><text:span text:style-name="T15">Во вторичной памяти сервера </text:span><text:span text:style-name="T17">находится</text:span><text:span text:style-name="T15"> лишь каталог данных третичной памяти, файловый кэш и данные для текущей обработки; загрузка самих данных требует </text:span><text:span text:style-name="T17">особой</text:span><text:span text:style-name="T15"> процедуры.</text:span></text:p>
      <text:p text:style-name="P16"><text:span text:style-name="T15"/></text:p>
      <text:p text:style-name="P18"><text:span text:style-name="T22">Классификация по содержимому:</text:span></text:p>
      <text:p text:style-name="P16"><text:span text:style-name="T15"/></text:p>
      <text:p text:style-name="P16"><text:span text:style-name="T15"><text:s text:c="6"/></text:span><text:span text:style-name="T21"><text:s/>Примеры:</text:span></text:p>
      <text:p text:style-name="P16"><text:span text:style-name="T15"><text:tab/>Географическая</text:span></text:p>
      <text:p text:style-name="P16"><text:span text:style-name="T15"><text:tab/>Историческая</text:span></text:p>
      <text:p text:style-name="P16"><text:span text:style-name="T15"><text:tab/>Научная</text:span></text:p>
      <text:p text:style-name="P16"><text:span text:style-name="T15"><text:tab/>Мультимедийная</text:span></text:p>
      <text:p text:style-name="P16"><text:span text:style-name="T15"><text:tab/>Клиентская.</text:span></text:p>
      <text:p text:style-name="P16"><text:span text:style-name="T15"/></text:p>
      <text:p text:style-name="P18"><text:span text:style-name="T22"/></text:p>
      <text:p text:style-name="P21"><text:span text:style-name="T22"><text:page-number text:select-page="current">5</text:page-number></text:span></text:p>
      <text:p text:style-name="P18"><text:soft-page-break/><text:span text:style-name="T22">Классификация по степени распределённости:</text:span></text:p>
      <text:p text:style-name="P18"><text:span text:style-name="T22"/></text:p>
      <text:p text:style-name="P16"><text:span text:style-name="T15">Централизованная, или сосредоточенная (англ. centralized database): БД, полностью поддерживаемая на одном компьютере.</text:span></text:p>
      <text:p text:style-name="P16"><text:span text:style-name="T15">Распределённая БД (англ. distributed database) — составные части которой размещаются в различных узлах компьютерной сети в соответствии с каким-либо критерием.</text:span></text:p>
      <text:p text:style-name="P16"><text:span text:style-name="T15">Неоднородная (англ. heterogeneous distributed database): фрагменты распределённой БД в разных узлах сети поддерживаются средствами более одной СУБД.</text:span></text:p>
      <text:p text:style-name="P16"><text:span text:style-name="T15">Однородная (англ. homogeneous distributed database): фрагменты распределённой БД в разных узлах сети поддерживаются средствами одной и той же СУБД.</text:span></text:p>
      <text:p text:style-name="P16"><text:span text:style-name="T15">Фрагментированная, или секционированная (англ. partitioned database): методом распределения данных является фрагментирование (партиционирование, секционирование), вертикальное или горизонтальное.</text:span></text:p>
      <text:p text:style-name="P16"><text:span text:style-name="T15">Тиражированная (англ. replicated database): методом распределения данных является тиражирование (репликация).</text:span></text:p>
      <text:p text:style-name="P16"><text:span text:style-name="T15"/></text:p>
      <text:p text:style-name="P18"><text:span text:style-name="T22">Другие виды БД:</text:span></text:p>
      <text:p text:style-name="P16"><text:span text:style-name="T15">Пространственная (англ. spatial database): БД, в которой поддерживаются пространственные свойства сущностей предметной области. Такие БД широко используются в геоинформационных системах.</text:span></text:p>
      <text:p text:style-name="P16"><text:span text:style-name="T15">Временна́я, или темпоральная (англ. temporal database): БД, в которой поддерживается какой-либо аспект времени, не считая времени, определяемого пользователем.</text:span></text:p>
      <text:p text:style-name="P16"><text:span text:style-name="T15">Пространственно-временна́я (англ. spatial-temporal database) БД: БД, в которой одновременно поддерживается одно или более измерений в аспектах как пространства, так и времени.</text:span></text:p>
      <text:p text:style-name="P16"><text:span text:style-name="T15"><text:page-number text:select-page="current">6</text:page-number></text:span></text:p>
      <text:p text:style-name="P16"><text:soft-page-break/><text:span text:style-name="T15">Циклическая (англ. round-robin database): БД, объём хранимых данных которой не меняется со временем, поскольку в процессе сохранения новых данных они заменяют более старые данные. Одни и те же ячейки для данных используются циклически.</text:span></text:p>
      <text:p text:style-name="P3"/>
      <text:p text:style-name="P26"><text:span text:style-name="T4">Реляционная база данных:</text:span></text:p>
      <text:p text:style-name="P11"><text:span text:style-name="T6"/></text:p>
      <text:p text:style-name="P11"><text:span text:style-name="T6">Реляционная база данных</text:span><text:span text:style-name="T5"> – это набор данных с предопределенными связями между ними. Эти данные организованны в виде набора таблиц, состоящих из столбцов и строк. В таблицах хранится информация об объектах, представленных в базе данных. В каждом столбце таблицы хранится определенный тип данных, в каждой ячейке – значение атрибута. Каждая стока таблицы представляет собой набор связанных значений, относящихся к одному объекту или сущности. Каждая строка в таблице может быть помечена уникальным идентификатором, называемым первичным ключом, а строки из нескольких таблиц могут быть связаны с помощью внешних ключей. К этим данным можно получить доступ многими способами, и при этом реорганизовывать таблицы БД не требуется.</text:span></text:p>
      <text:p text:style-name="P11"/>
      <text:p text:style-name="P23">Важные аспекты реляционных баз данных</text:p>
      <text:p text:style-name="P19"><text:span text:style-name="T34">SQ</text:span><text:span text:style-name="T35">L</text:span></text:p>
      <text:p text:style-name="P19"/>
      <text:p text:style-name="P4"><text:span text:style-name="T43">SQL(Structured Query Language) </text:span>– основной интерфейс работы с реляционными <text:span text:style-name="T35">БД</text:span>. SQL стал <text:span text:style-name="T35">эталоном</text:span> Национального института стандартов США(ANSI) в 1986 году. <text:span text:style-name="T35">Образец</text:span> ANSI SQL поддерживается всеми <text:span text:style-name="T35">распространенными</text:span> ядрами реляционных БД. Некоторые из ядер <text:span text:style-name="T35">вдобавок</text:span> включают расширения стандарта ANSI SQL, поддерживающие <text:span text:style-name="T35">особенный</text:span> для этих ядер функционал. SQL <text:span text:style-name="T35">применяется</text:span> для добавления, обновления и удаления строк данных, извлечения <text:span text:style-name="T35">комплектов</text:span> данных для обработки транзакций и аналитических приложений, а также для управления всеми аспектами работы базы данных.</text:p>
      <text:p text:style-name="P4"><text:page-number text:select-page="current">7</text:page-number></text:p>
      <text:p text:style-name="P5"><text:soft-page-break/>Целостность данных:</text:p>
      <text:p text:style-name="P1"/>
      <text:p text:style-name="P1"><text:span text:style-name="T43">Целостность данных</text:span> – это полнота, верность и единообразие данных. Для поддержания целостности информации в реляционных БД используется ряд инструментов. В их число входят первичные ключи, внешние ключи, ограничения «Not NULL», «Unique», «Default» и «Check». Эти ограничения целостности разрешают использовать практические правила к данным в таблицах и гарантировать верность и надежность данных. Большинство ядер БД также поддерживает интеграцию пользовательского кода, который выполняется в ответ на определенные операции в БД.</text:p>
      <text:p text:style-name="P1"/>
      <text:p text:style-name="P6"><text:span text:style-name="T53">Транзакции:</text:span></text:p>
      <text:p text:style-name="P1"><text:span text:style-name="T45"/></text:p>
      <text:p text:style-name="P1"><text:span text:style-name="T45">В</text:span><text:span text:style-name="T43"> </text:span><text:span text:style-name="T44">БД</text:span>– это один или несколько операторов SQL, выполненных в виде последовательности операций, представляющих собой <text:span text:style-name="T36">целую</text:span> логическую задачу. <text:span text:style-name="T36">Она</text:span> представляет собой <text:span text:style-name="T36">нераздельное</text:span> действие, то есть она должна быть выполнена к<text:span text:style-name="T36">а</text:span>к <text:span text:style-name="T36">одно</text:span> целое и либо <text:span text:style-name="T36">обязана</text:span> быть записан<text:span text:style-name="T36">ной</text:span> в базу данных целиком, либо не должен<text:span text:style-name="T36">а</text:span> быть записан<text:span text:style-name="T36">а</text:span> <text:span text:style-name="T36">вообще</text:span>. В терминологии реляционных баз данных транзакция <text:span text:style-name="T37">кончается</text:span> <text:span text:style-name="T37">или</text:span> действием COMMIT, <text:span text:style-name="T37">или </text:span>ROLLBACK. Каждая транзакция рассматривается как внутренне связный, <text:span text:style-name="T37">безопасный</text:span> и <text:span text:style-name="T37">самобытный </text:span>от других транзакций элемент.</text:p>
      <text:p text:style-name="P1"/>
      <text:p text:style-name="P5">Соответствие требованиям ACID:</text:p>
      <text:p text:style-name="P1"/>
      <text:p text:style-name="P36">Для соблюдения <text:span text:style-name="T37">единства информации</text:span> все транзакции в БД <text:span text:style-name="T37">обязаны</text:span> соответствовать <text:span text:style-name="T37">условиям </text:span>ACID. </text:p>
      <text:p text:style-name="P36">Единообразие – это условие, при котором данные, записываемые в базу в рамках транзакции, должны <text:span text:style-name="T37">отвечать</text:span> всем правилам и ограничениям, включая ограничения целостности, каскады и триггеры. Изолированность необходима <text:span text:style-name="T37">ради</text:span> контроля над согласованностью и гарантирует баз<text:span text:style-name="T37">исную самостоятельность </text:span>каждой транзакции. Надежность <text:soft-page-break/>подразумевает, что все внесенные в базу данных изменения на момент <text:span text:style-name="T37">эффективного прекращения</text:span> транзакции <text:span text:style-name="T38">числятся </text:span><text:s/>постоянными.</text:p>
      <text:p text:style-name="P36"/>
      <text:p text:style-name="P37">Условия ACID:</text:p>
      <text:p text:style-name="P37"><text:span text:style-name="T55">1.</text:span>Atomicity — Атомарность</text:p>
      <text:p text:style-name="P37"><text:span text:style-name="T55">2.</text:span>Consistency — Согласованность</text:p>
      <text:p text:style-name="P37"><text:span text:style-name="T55">3.</text:span>Isolation — Изолированность</text:p>
      <text:p text:style-name="P37"><text:span text:style-name="T55">4.</text:span>Durability — Надёжность</text:p>
      <text:p text:style-name="P37"/>
      <text:p text:style-name="P38">Расскажу о каждом по чуть-чуть:</text:p>
      <text:p text:style-name="P38">Атомарность — гарантирует, что любая операция будет выполнена всецело или не будет выполнена вообще. Не допускаются промежуточные состояния</text:p>
      <text:p text:style-name="P38">Согласованность — фиксирование данных, которое допускает успешное выполнение транзакции и согласованность базы данных</text:p>
      <text:p text:style-name="P56"><text:span text:style-name="T7">Изолированность — </text:span><text:span text:style-name="T31">во время реализации транзакции параллельные операции не должны оказывать воздействия на его итог</text:span></text:p>
      <text:p text:style-name="P38">Надежность — <text:span text:style-name="T56">если пользователь получил подтверждение от системы, что операция выполнена, он может быть уверен, что сделанные им изменения не будут отменены из-за какого-нибудь сбоя. На выполненную транзакцию это не влияет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6"><text:span text:style-name="T41"><text:page-number text:select-page="current">9</text:page-number></text:span></text:p>
      <text:p text:style-name="P49"><text:soft-page-break/></text:p>
      <text:p text:style-name="P49">Определения:</text:p>
      <text:p text:style-name="P49"/>
      <text:p text:style-name="P53">*Перфока́рта (перфорационная карта, перфорированная карта, от лат. perforo — пробиваю и лат. charta — лист из папируса; бумага) — носитель информации из тонкого картона, представляет информацию наличием или отсутствием отверстий в определённых позициях карты. Наиболее широко перфокарты применялись во второй половине XX века для ввода и хранения данных в системах автоматизированной обработки информации. В настоящее время, как и перфолента, практически вытеснены более компактными, быстрыми и удобными полупроводниковыми, магнитными и оптическими носителями.</text:p>
      <text:p text:style-name="P53"/>
      <text:p text:style-name="P53">**Симпо́зиум (лат. symposium от др.-греч. συμπόσιον — «пиршество») — совещание, научная конференция по какому-либо научному вопросу (обычно с участием представителей разных стран).</text:p>
      <text:p text:style-name="P34"><text:span text:style-name="T39"/></text:p>
      <text:p text:style-name="P34"><text:span text:style-name="T39">***</text:span><text:span text:style-name="T40">Система управления базой данных</text:span></text:p>
      <text:p text:style-name="P34"><text:span text:style-name="T40"/></text:p>
      <text:p text:style-name="P35"/>
      <text:p text:style-name="P34"><text:span text:style-name="T40"/></text:p>
      <text:p text:style-name="P34"><text:span text:style-name="T40"/></text:p>
      <text:p text:style-name="P39"/>
      <text:p text:style-name="P39"/>
      <text:p text:style-name="P43"/>
      <text:p text:style-name="P43"/>
      <text:p text:style-name="P43"/>
      <text:p text:style-name="P51"/>
      <text:p text:style-name="P51"/>
      <text:p text:style-name="P48"><text:page-number text:select-page="current">10</text:page-number></text:p>
      <text:p text:style-name="P51"><text:soft-page-break/>Выводы:</text:p>
      <text:p text:style-name="P51"/>
      <text:p text:style-name="P45">Хоть базы данных и появились недавно (относительно <text:s/><text:span text:style-name="T56">развития информационной области</text:span>) сейчас они очень важны и используются повсеместно. <text:span text:style-name="T50">Однако в этой области остается много нерешенных проблем. Во-первых, их продвижение в сторону открытых систем подразумевает пересмотр устройство серверов БД, допуск их внутренней параллельности. Во-вторых, использование более старых моделей баз данных в нынешних и будущих программах. </text:span></text:p>
      <text:p text:style-name="P45"/>
      <text:p text:style-name="P44">В настоящее время быстро увеличиваются объёмы хранимых данных.<text:line-break/>Появились новые системы, плохо обслуживаемые в старых парадигмах. Пример:<text:line-break/><text:span text:style-name="T56">Социальные сети <text:s text:c="36"/></text:span><text:lin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0"/>
      <text:p text:style-name="P50"/>
      <text:p text:style-name="P50"/>
      <text:p text:style-name="P47"><text:page-number text:select-page="current">11</text:page-number></text:p>
      <text:p text:style-name="P50"/>
      <text:p text:style-name="P50"><text:soft-page-break/>Используемая литература:</text:p>
      <text:p text:style-name="P39"/>
      <text:p text:style-name="P40"><text:span text:style-name="T52">1.Википедия</text:span></text:p>
      <text:p text:style-name="P40"><text:a xlink:type="simple" xlink:href="https://ru.wikipedia.org/wiki/База_данных" text:style-name="Internet_20_link" text:visited-style-name="Visited_20_Internet_20_Link">https://ru.wikipedia.org/wiki/%D0%91%D0%B0%D0%B7%D0%B0_%D0%B4%D0%B0%D0%BD%D0%BD%D1%8B%D1%85</text:a></text:p>
      <text:p text:style-name="P39"/>
      <text:p text:style-name="P40"><text:span text:style-name="T52">2.Амазон</text:span></text:p>
      <text:p text:style-name="P40"><text:a xlink:type="simple" xlink:href="https://aws.amazon.com/ru/relational-database/" text:style-name="Internet_20_link" text:visited-style-name="Visited_20_Internet_20_Link">https://aws.amazon.com/ru/relational-database/</text:a></text:p>
      <text:p text:style-name="P39"/>
      <text:p text:style-name="P42"><text:span text:style-name="T52">3.Википедия</text:span></text:p>
      <text:p text:style-name="P42"><text:a xlink:type="simple" xlink:href="https://ru.wikipedia.org/wiki/Перфокарта" text:style-name="Internet_20_link" text:visited-style-name="Visited_20_Internet_20_Link">https://ru.wikipedia.org/wiki/%D0%9F%D0%B5%D1%80%D1%84%D0%BE%D0%BA%D0%B0%D1%80%D1%82%D0%B0</text:a></text:p>
      <text:p text:style-name="P41"/>
      <text:p text:style-name="P42"><text:span text:style-name="T52">4.Википедия</text:span></text:p>
      <text:p text:style-name="P42"><text:a xlink:type="simple" xlink:href="https://ru.wikipedia.org/wiki/Симпозиум" text:style-name="Internet_20_link" text:visited-style-name="Visited_20_Internet_20_Link">https://ru.wikipedia.org/wiki/%D0%A1%D0%B8%D0%BC%D0%BF%D0%BE%D0%B7%D0%B8%D1%83%D0%BC</text:a></text:p>
      <text:p text:style-name="P41"/>
      <text:p text:style-name="P42"><text:span text:style-name="T52">5.Аллбест</text:span></text:p>
      <text:p text:style-name="P42"><text:a xlink:type="simple" xlink:href="https://allbest.ru/o-2c0a65625a3ac78a5d43b89521316c27.html" text:style-name="Internet_20_link" text:visited-style-name="Visited_20_Internet_20_Link">https://allbest.ru/o-2c0a65625a3ac78a5d43b89521316c27.html</text:a></text:p>
      <text:p text:style-name="P41"/>
      <text:p text:style-name="P42"><text:span text:style-name="T52">6.ППТонлайн</text:span></text:p>
      <text:p text:style-name="P42"><text:a xlink:type="simple" xlink:href="https://ppt-online.org/648410" text:style-name="Internet_20_link" text:visited-style-name="Visited_20_Internet_20_Link">https://ppt-online.org/648410</text:a></text:p>
      <text:p text:style-name="P41"/>
      <text:p text:style-name="P41"/>
      <text:p text:style-name="P39"/>
      <text:p text:style-name="P39"/>
      <text:p text:style-name="P39"/>
      <text:p text:style-name="P39"><text:page-number text:select-page="current">12</text:page-number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mazonEmber" svg:font-family="AmazonEmber, 'Helvetica Neue', Helvetica, Arial, sans-serif"/>
    <style:font-face style:name="AmazonEmberBold" svg:font-family="AmazonEmberBold, 'Helvetica Neue Bold', 'Helvetica Neue', Helvetica, Arial, sans-serif"/>
    <style:font-face style:name="AmazonEmberLight" svg:font-family="AmazonEmberLight, 'Helvetica Neue Light', 'Helvetica Neue', Helvetica, Arial, sans-serif"/>
    <style:font-face style:name="Arial" svg:font-family="Arial"/>
    <style:font-face style:name="Helvetica Neue" svg:font-family="'Helvetica Neue', Helvetica, Arial, sans-serif"/>
    <style:font-face style:name="Lohit Devanagari1" svg:font-family="'Lohit Devanagari'"/>
    <style:font-face style:name="New Times Roman" svg:font-family="'New Times Roman'"/>
    <style:font-face style:name="Open Sans" svg:font-family="'Open Sans', sans-serif, apple-system, BlinkMacSystemFont, 'Segoe UI', Roboto, 'Helvetica Neue', Arial, 'Noto Sans', sans-serif, 'Apple Color Emoji', 'Segoe UI Emoji', 'Segoe UI Symbol', 'Noto Color Emoji'"/>
    <style:font-face style:name="Times New Roman" svg:font-family="'Times New Roman'"/>
    <style:font-face style:name="apple-system" svg:font-family="apple-system, BlinkMacSystemFont, Arial, sans-serif"/>
    <style:font-face style:name="sans-serif" svg:font-family="sans-serif"/>
    <style:font-face style:name="Purisa" svg:font-family="Purisa" style:font-pitch="variable"/>
    <style:font-face style:name="Yrsa" svg:font-family="Yr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2:11:27.825979655</meta:creation-date>
    <dc:date>2021-12-06T09:46:51.718544849</dc:date>
    <meta:editing-duration>PT15M5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2" meta:paragraph-count="125" meta:word-count="1405" meta:character-count="11741" meta:non-whitespace-character-count="10267"/>
  </office:meta>
</office:document-meta>
</file>